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">
      <style:paragraph-properties fo:margin-top="0in" fo:margin-bottom="0in"/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  <style:style style:name="P23" style:family="paragraph" style:parent-style-name="Text_20_body" style:list-style-name="L5">
      <style:paragraph-properties fo:margin-top="0in" fo:margin-bottom="0in"/>
    </style:style>
    <style:style style:name="P24" style:family="paragraph" style:parent-style-name="Text_20_body" style:list-style-name="L6">
      <style:paragraph-properties fo:margin-top="0in" fo:margin-bottom="0in"/>
    </style:style>
    <style:style style:name="P25" style:family="paragraph" style:parent-style-name="Text_20_body" style:list-style-name="L7">
      <style:paragraph-properties fo:margin-top="0in" fo:margin-bottom="0in"/>
    </style:style>
    <style:style style:name="P26" style:family="paragraph" style:parent-style-name="Text_20_body" style:list-style-name="L8">
      <style:paragraph-properties fo:margin-top="0in" fo:margin-bottom="0in"/>
    </style:style>
    <style:style style:name="P27" style:family="paragraph" style:parent-style-name="Text_20_body" style:list-style-name="L9">
      <style:paragraph-properties fo:margin-top="0in" fo:margin-bottom="0in"/>
    </style:style>
    <style:style style:name="P28" style:family="paragraph" style:parent-style-name="Text_20_body" style:list-style-name="L10">
      <style:paragraph-properties fo:margin-top="0in" fo:margin-bottom="0in"/>
    </style:style>
    <style:style style:name="P29" style:family="paragraph" style:parent-style-name="Text_20_body" style:list-style-name="L11">
      <style:paragraph-properties fo:margin-top="0in" fo:margin-bottom="0in"/>
    </style:style>
    <style:style style:name="P30" style:family="paragraph" style:parent-style-name="Text_20_body" style:list-style-name="L12">
      <style:paragraph-properties fo:margin-top="0in" fo:margin-bottom="0in"/>
    </style:style>
    <style:style style:name="P31" style:family="paragraph" style:parent-style-name="Text_20_body" style:list-style-name="L13">
      <style:paragraph-properties fo:margin-top="0in" fo:margin-bottom="0in"/>
    </style:style>
    <style:style style:name="P32" style:family="paragraph" style:parent-style-name="Text_20_body" style:list-style-name="L14">
      <style:paragraph-properties fo:margin-top="0in" fo:margin-bottom="0in"/>
    </style:style>
    <style:style style:name="P33" style:family="paragraph" style:parent-style-name="Text_20_body" style:list-style-name="L15">
      <style:paragraph-properties fo:margin-top="0in" fo:margin-bottom="0in"/>
    </style:style>
    <style:style style:name="P34" style:family="paragraph" style:parent-style-name="Text_20_body" style:list-style-name="L16">
      <style:paragraph-properties fo:margin-top="0in" fo:margin-bottom="0in"/>
    </style:style>
    <style:style style:name="P35" style:family="paragraph" style:parent-style-name="Text_20_body" style:list-style-name="L17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бота с Api, Php, Web" - чтобы охватить все темы, разделы и аспекты, для разработчика, в стиле документации </text:p>
      <text:p text:style-name="Standard">ChatGPT</text:p>
      <text:p text:style-name="P1">ChatGPT</text:p>
      <text:p text:style-name="Text_20_body"><text:span text:style-name="Strong_20_Emphasis">Работа с API, PHP, и веб-разработка: Профессиональный Учебник</text:span></text:p>
      <text:p text:style-name="Text_20_body"><text:span text:style-name="Strong_20_Emphasis">Введение</text:span></text:p>
      <text:p text:style-name="Text_20_body">Добро пожаловать в учебник по работе с API, PHP и веб-разработке! Этот документ разработан для тех, кто стремится к глубокому пониманию веб-разработки и использования API с помощью PHP. Мы начнем с основ и постепенно перейдем к более сложным концепциям и практикам.</text:p>
      <text:p text:style-name="Text_20_body"><text:span text:style-name="Strong_20_Emphasis">Глава 1: Основы веб-разработки</text:span></text:p>
      <text:p text:style-name="Text_20_body">1.1 Введение в веб-разработку</text:p>
      <text:list xml:id="list3560894892080015971" text:style-name="L1">
        <text:list-item>
          <text:p text:style-name="P19">История веб-разработки</text:p>
        </text:list-item>
        <text:list-item>
          <text:p text:style-name="P2">Клиент-серверная архитектура</text:p>
        </text:list-item>
      </text:list>
      <text:p text:style-name="Text_20_body">1.2 Фронтенд vs Бэкенд</text:p>
      <text:list xml:id="list3187556519416449602" text:style-name="L2">
        <text:list-item>
          <text:p text:style-name="P20">Различие между фронтендом и бэкендом</text:p>
        </text:list-item>
        <text:list-item>
          <text:p text:style-name="P3">Роли и обязанности фронтенд и бэкенд разработчиков</text:p>
        </text:list-item>
      </text:list>
      <text:p text:style-name="Text_20_body">1.3 HTTP и RESTful API</text:p>
      <text:list xml:id="list9115456942967605885" text:style-name="L3">
        <text:list-item>
          <text:p text:style-name="P21">Основы протокола HTTP</text:p>
        </text:list-item>
        <text:list-item>
          <text:p text:style-name="P21">RESTful архитектура</text:p>
        </text:list-item>
        <text:list-item>
          <text:p text:style-name="P4">Работа с RESTful API</text:p>
        </text:list-item>
      </text:list>
      <text:p text:style-name="Text_20_body"><text:span text:style-name="Strong_20_Emphasis">Глава 2: Основы PHP</text:span></text:p>
      <text:p text:style-name="Text_20_body">2.1 Введение в PHP</text:p>
      <text:list xml:id="list6719809211226509104" text:style-name="L4">
        <text:list-item>
          <text:p text:style-name="P22">Что такое PHP</text:p>
        </text:list-item>
        <text:list-item>
          <text:p text:style-name="P5">Преимущества использования PHP</text:p>
        </text:list-item>
      </text:list>
      <text:p text:style-name="Text_20_body">2.2 Синтаксис PHP</text:p>
      <text:list xml:id="list65791181587960408" text:style-name="L5">
        <text:list-item>
          <text:p text:style-name="P23">Переменные и типы данных</text:p>
        </text:list-item>
        <text:list-item>
          <text:p text:style-name="P6">Условные операторы и циклы</text:p>
        </text:list-item>
      </text:list>
      <text:p text:style-name="Text_20_body">2.3 Функции и ООП в PHP</text:p>
      <text:list xml:id="list1690390221185580435" text:style-name="L6">
        <text:list-item>
          <text:p text:style-name="P24">Создание и использование функций</text:p>
        </text:list-item>
        <text:list-item>
          <text:p text:style-name="P7">Основы объектно-ориентированного программирования (ООП) в PHP</text:p>
        </text:list-item>
      </text:list>
      <text:p text:style-name="Text_20_body"><text:span text:style-name="Strong_20_Emphasis">Глава 3: Работа с API</text:span></text:p>
      <text:p text:style-name="Text_20_body">3.1 Введение в API</text:p>
      <text:list xml:id="list3970440907394321978" text:style-name="L7">
        <text:list-item>
          <text:p text:style-name="P25">Что такое API</text:p>
        </text:list-item>
        <text:list-item>
          <text:p text:style-name="P8">Зачем нужны API</text:p>
        </text:list-item>
      </text:list>
      <text:p text:style-name="Text_20_body">3.2 Типы API</text:p>
      <text:list xml:id="list1363089400009684231" text:style-name="L8">
        <text:list-item>
          <text:p text:style-name="P26">RESTful API</text:p>
        </text:list-item>
        <text:list-item>
          <text:p text:style-name="P26">SOAP API</text:p>
        </text:list-item>
        <text:list-item>
          <text:p text:style-name="P9">GraphQL API</text:p>
        </text:list-item>
      </text:list>
      <text:p text:style-name="Text_20_body">3.3 Аутентификация и авторизация</text:p>
      <text:list xml:id="list5165657646182293337" text:style-name="L9">
        <text:list-item>
          <text:p text:style-name="P27"><text:soft-page-break/>Различные методы аутентификации</text:p>
        </text:list-item>
        <text:list-item>
          <text:p text:style-name="P10">Особенности авторизации при работе с API</text:p>
        </text:list-item>
      </text:list>
      <text:p text:style-name="Text_20_body">3.4 Работа с JSON</text:p>
      <text:list xml:id="list7082081375462948807" text:style-name="L10">
        <text:list-item>
          <text:p text:style-name="P28">Формат JSON</text:p>
        </text:list-item>
        <text:list-item>
          <text:p text:style-name="P11">Работа с JSON в PHP</text:p>
        </text:list-item>
      </text:list>
      <text:p text:style-name="Text_20_body"><text:span text:style-name="Strong_20_Emphasis">Глава 4: Создание веб-приложений с использованием PHP и API</text:span></text:p>
      <text:p text:style-name="Text_20_body">4.1 Интеграция API в веб-приложения</text:p>
      <text:list xml:id="list87549816741749600" text:style-name="L11">
        <text:list-item>
          <text:p text:style-name="P29">Как использовать API в веб-приложениях</text:p>
        </text:list-item>
        <text:list-item>
          <text:p text:style-name="P12">Примеры использования API в PHP</text:p>
        </text:list-item>
      </text:list>
      <text:p text:style-name="Text_20_body">4.2 Обработка данных от API</text:p>
      <text:list xml:id="list1851542388612478255" text:style-name="L12">
        <text:list-item>
          <text:p text:style-name="P30">Получение данных от API</text:p>
        </text:list-item>
        <text:list-item>
          <text:p text:style-name="P13">Обработка и представление данных</text:p>
        </text:list-item>
      </text:list>
      <text:p text:style-name="Text_20_body">4.3 Обработка ошибок и отладка</text:p>
      <text:list xml:id="list4125451669720728209" text:style-name="L13">
        <text:list-item>
          <text:p text:style-name="P31">Обработка ошибок при работе с API</text:p>
        </text:list-item>
        <text:list-item>
          <text:p text:style-name="P14">Отладка веб-приложений, использующих API</text:p>
        </text:list-item>
      </text:list>
      <text:p text:style-name="Text_20_body"><text:span text:style-name="Strong_20_Emphasis">Глава 5: Безопасность и оптимизация</text:span></text:p>
      <text:p text:style-name="Text_20_body">5.1 Безопасность веб-приложений</text:p>
      <text:list xml:id="list7270340318260993441" text:style-name="L14">
        <text:list-item>
          <text:p text:style-name="P32">Основные принципы безопасности</text:p>
        </text:list-item>
        <text:list-item>
          <text:p text:style-name="P15">Защита от основных угроз безопасности при работе с API</text:p>
        </text:list-item>
      </text:list>
      <text:p text:style-name="Text_20_body">5.2 Оптимизация производительности</text:p>
      <text:list xml:id="list1433870730988538277" text:style-name="L15">
        <text:list-item>
          <text:p text:style-name="P33">Основные принципы оптимизации производительности</text:p>
        </text:list-item>
        <text:list-item>
          <text:p text:style-name="P16">Оптимизация веб-приложений, использующих API</text:p>
        </text:list-item>
      </text:list>
      <text:p text:style-name="Text_20_body"><text:span text:style-name="Strong_20_Emphasis">Глава 6: Продвинутые темы</text:span></text:p>
      <text:p text:style-name="Text_20_body">6.1 Работа с асинхронными запросами</text:p>
      <text:list xml:id="list8022181108879177494" text:style-name="L16">
        <text:list-item>
          <text:p text:style-name="P34">Введение в асинхронные запросы</text:p>
        </text:list-item>
        <text:list-item>
          <text:p text:style-name="P17">Использование асинхронных запросов с PHP и API</text:p>
        </text:list-item>
      </text:list>
      <text:p text:style-name="Text_20_body">6.2 Микросервисная архитектура</text:p>
      <text:list xml:id="list5096885890464268843" text:style-name="L17">
        <text:list-item>
          <text:p text:style-name="P35">Основы микросервисов</text:p>
        </text:list-item>
        <text:list-item>
          <text:p text:style-name="P18">Работа с микросервисной архитектурой при использовании API</text:p>
        </text:list-item>
      </text:list>
      <text:p text:style-name="Text_20_body"><text:span text:style-name="Strong_20_Emphasis">Заключение</text:span></text:p>
      <text:p text:style-name="Text_20_body">Этот учебник предоставил вам основы работы с API, PHP и веб-разработки, а также примеры использования и передовые темы. По мере вашего развития в этой области, вы будете обнаруживать множество новых возможностей и приложений для ваших навыков. Стремитесь к постоянному обучению и экспериментам, и вы достигнете больших успехов в своей карьере в разработ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2T03:36:17.47</dc:date>
    <meta:document-statistic meta:table-count="0" meta:image-count="0" meta:object-count="0" meta:page-count="2" meta:paragraph-count="67" meta:word-count="409" meta:character-count="2584"/>
    <dc:creator>Dima Wide</dc:creator>
    <meta:user-defined meta:name="Info 1"/>
    <meta:user-defined meta:name="Info 2"/>
    <meta:user-defined meta:name="Info 3"/>
    <meta:user-defined meta:name="Info 4"/>
  </office:meta>
</office:document-meta>
</file>